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221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6.221cm"/>
    </style:style>
    <style:style style:name="Tableau1.1" style:family="table-row">
      <style:table-row-properties fo:background-color="transparent" fo:keep-together="always">
        <style:background-image/>
      </style:table-row-properties>
    </style:style>
    <style:style style:name="Tableau1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au1.3" style:family="table-row">
      <style:table-row-properties style:min-row-height="1.824cm" fo:keep-together="always"/>
    </style:style>
    <style:style style:name="Tableau1.A3" style:family="table-cell">
      <style:table-cell-properties style:vertical-align="top" fo:padding="0cm" fo:border="0.5pt solid #000080" style:writing-mode="lr-tb"/>
    </style:style>
    <style:style style:name="Tableau1.4" style:family="table-row">
      <style:table-row-properties fo:keep-together="always"/>
    </style:style>
    <style:style style:name="Tableau1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au1.5" style:family="table-row">
      <style:table-row-properties fo:keep-together="always"/>
    </style:style>
    <style:style style:name="Tableau1.A5" style:family="table-cell">
      <style:table-cell-properties style:vertical-align="top" fo:padding="0cm" fo:border="0.5pt solid #00008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language="fr" fo:country="FR" style:text-underline-style="none" officeooo:rsid="0040ae6f" officeooo:paragraph-rsid="0040ae6f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language="fr" fo:country="FR" style:text-underline-style="none" officeooo:rsid="004d73a7" officeooo:paragraph-rsid="004d73a7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font-name="Calibri" officeooo:paragraph-rsid="003a0989"/>
    </style:style>
    <style:style style:name="P5" style:family="paragraph" style:parent-style-name="Frame_20_contents">
      <style:paragraph-properties fo:line-height="100%" fo:text-align="center" style:justify-single-word="false"/>
      <style:text-properties style:use-window-font-color="true" loext:opacity="0%" style:font-name="Calibri1" fo:font-size="11pt" fo:language="fr" fo:country="FR" style:text-underline-style="none" officeooo:rsid="0031e517" officeooo:paragraph-rsid="0044bf70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P6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font-weight="normal" officeooo:rsid="0019a90b" officeooo:paragraph-rsid="00376e1e" style:font-weight-asian="normal" style:font-weight-complex="normal"/>
    </style:style>
    <style:style style:name="P7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font-weight="normal" officeooo:rsid="0019a90b" officeooo:paragraph-rsid="0045a444" style:font-weight-asian="normal" style:font-weight-complex="normal"/>
    </style:style>
    <style:style style:name="P8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font-weight="normal" officeooo:rsid="0019a90b" officeooo:paragraph-rsid="0043a15c" style:font-weight-asian="normal" style:font-weight-complex="normal"/>
    </style:style>
    <style:style style:name="P9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font-weight="normal" officeooo:rsid="0041531c" officeooo:paragraph-rsid="0041531c" style:font-weight-asian="normal" style:font-weight-complex="normal"/>
    </style:style>
    <style:style style:name="P10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font-weight="normal" officeooo:rsid="0041531c" officeooo:paragraph-rsid="004331d5" style:font-weight-asian="normal" style:font-weight-complex="normal"/>
    </style:style>
    <style:style style:name="P11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font-weight="normal" officeooo:rsid="004baba4" officeooo:paragraph-rsid="004baba4" style:font-weight-asian="normal" style:font-weight-complex="normal"/>
    </style:style>
    <style:style style:name="P12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font-weight="normal" officeooo:rsid="004ef698" officeooo:paragraph-rsid="004ef698" style:font-weight-asian="normal" style:font-weight-complex="normal"/>
    </style:style>
    <style:style style:name="P13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officeooo:rsid="0049cdab" officeooo:paragraph-rsid="0049cdab"/>
    </style:style>
    <style:style style:name="P14" style:family="paragraph" style:parent-style-name="Text_20_body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loext:opacity="100%" fo:font-size="14pt" officeooo:rsid="001a79ff" style:font-size-asian="14pt" style:font-size-complex="14pt"/>
    </style:style>
    <style:style style:name="T3" style:family="text">
      <style:text-properties fo:color="#000000" loext:opacity="100%" fo:font-size="14pt" officeooo:rsid="00474e91" style:font-size-asian="14pt" style:font-size-complex="14pt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<text:span text:style-name="T2">Chapitre : </text:span><text:span text:style-name="T3">4 modéliser les transformations chimiques</text:span></text:p>
          </table:table-cell>
        </table:table-row>
        <table:table-row table:style-name="Tableau1.2">
          <table:table-cell table:style-name="Tableau1.A2" office:value-type="string">
            <text:p text:style-name="P1">Ce que je dois « savoir » :</text:p>
          </table:table-cell>
        </table:table-row>
        <table:table-row table:style-name="Tableau1.3">
          <table:table-cell table:style-name="Tableau1.A3" office:value-type="string">
            <text:p text:style-name="P3"/>
            <text:p text:style-name="P3">Vocabulaire : Produits, Réactifs</text:p>
            <text:p text:style-name="P5">Interpréter une formule chimique en termes atomiques. - Dioxygène, dihydrogène, diazote, eau, dioxyde de carbone, méthane.</text:p>
            <text:p text:style-name="P2">il y à conservation de la masse lors d’une transformation chimique.</text:p>
          </table:table-cell>
        </table:table-row>
        <table:table-row table:style-name="Tableau1.4">
          <table:table-cell table:style-name="Tableau1.A4" office:value-type="string">
            <text:p text:style-name="P1">Ce que je dois « savoir-faire » :</text:p>
          </table:table-cell>
        </table:table-row>
        <table:table-row table:style-name="Tableau1.5">
          <table:table-cell table:style-name="Tableau1.A5" office:value-type="string">
            <text:p text:style-name="P6"/>
            <text:p text:style-name="P12"><text:span text:style-name="T4">Déterminer</text:span> quels sont les produits et quels sont les réactifs.</text:p>
            <text:p text:style-name="P7"/>
            <text:p text:style-name="P7"><text:span text:style-name="T4">Interpréter</text:span> une transformation chimique comme une redistribution des atomes.</text:p>
            <text:p text:style-name="P7"/>
            <text:p text:style-name="P11"><text:span text:style-name="T4">Vérifier</text:span> que la conservation d’atomes est bien respectée.</text:p>
            <text:p text:style-name="P7"/>
            <text:p text:style-name="P13"><text:span text:style-name="T4">Interpréter</text:span><text:span text:style-name="T1"> une réaction chimique avec des phrases : « une molécule de X réagit avec une molécule de Y pour donner XY »</text:span></text:p>
            <text:p text:style-name="P9"/>
            <text:p text:style-name="P10"><text:span text:style-name="T4">Utiliser</text:span> une équation de réaction chimique fournie pour <text:span text:style-name="T4">décrire</text:span> une transformation chimique observée.</text:p>
            <text:p text:style-name="P6"/>
            <text:p text:style-name="P8"><text:span text:style-name="T4">Associer</text:span> leurs symboles aux éléments à l’aide de la classification périodique. </text:p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orphans="2" fo:widows="2" fo:hyphenation-ladder-count="no-limit" style:writing-mode="lr-tb"/>
      <style:text-properties style:use-window-font-color="true" loext:opacity="0%" style:font-name="Calibri1" fo:font-family="Calibri" style:font-family-generic="swiss" style:font-pitch="variable" fo:font-size="11pt" fo:language="fr" fo:country="FR" style:font-name-asian="SimSun" style:font-family-asian="SimSun, 宋体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itre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cm" fo:margin-left="1cm" fo:margin-right="1cm" fo:background-color="transparent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 Karim</meta:initial-creator>
    <meta:creation-date>2020-09-07T10:35:00</meta:creation-date>
    <dc:date>2021-03-10T19:42:21.721005773</dc:date>
    <meta:print-date>2018-02-01T13:55:00</meta:print-date>
    <meta:editing-cycles>49</meta:editing-cycles>
    <meta:editing-duration>PT3H4M19S</meta:editing-duration>
    <meta:generator>LibreOffice/7.0.4.2$Linux_X86_64 LibreOffice_project/00$Build-2</meta:generator>
    <dc:creator>J Cercy</dc:creator>
    <meta:document-statistic meta:table-count="1" meta:image-count="0" meta:object-count="0" meta:page-count="1" meta:paragraph-count="12" meta:word-count="128" meta:character-count="827" meta:non-whitespace-character-count="710"/>
  </office:meta>
</office:document-meta>
</file>